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54a6" officeooo:paragraph-rsid="000d54a6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T1" style:family="text">
      <style:text-properties officeooo:rsid="000d54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1.1. Indica 5 utilidades más de las redes, a parte de las que aparecen definidas.</text:p>
      <text:p text:style-name="Standard"/>
      <text:p text:style-name="Standard"><text:span text:style-name="T1"><text:tab/>1. </text:span>Encontrar información.</text:p>
      <text:p text:style-name="P1"><text:tab/>2. Promocionar productos o servicios de una empresa o individuo.</text:p>
      <text:p text:style-name="P1"><text:tab/>3. Compartir conocimientos.</text:p>
      <text:p text:style-name="P1"><text:tab/>4. Medir los resultados de plan de marketing.</text:p>
      <text:p text:style-name="P1"><text:tab/>5. Tipo de contenido y frecuencia de difus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04T15:52:34.598722934</meta:creation-date>
    <dc:date>2019-10-04T16:00:27.876271029</dc:date>
    <dc:creator>I116-05 </dc:creator>
    <meta:editing-duration>PT7M54S</meta:editing-duration>
    <meta:editing-cycles>1</meta:editing-cycles>
    <meta:document-statistic meta:table-count="0" meta:image-count="0" meta:object-count="0" meta:page-count="1" meta:paragraph-count="6" meta:word-count="47" meta:character-count="295" meta:non-whitespace-character-count="249"/>
    <meta:generator>LibreOffice/6.0.4.1$Linux_X86_64 LibreOffice_project/00m0$Build-1</meta:generator>
  </office:meta>
</office:document-meta>
</file>